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" svg:font-family="'Linux Libertine', Georgia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8ba8e" officeooo:paragraph-rsid="0018ba8e" style:font-size-asian="12pt" style:font-size-complex="12pt"/>
    </style:style>
    <style:style style:name="P2" style:family="paragraph" style:parent-style-name="Heading_20_1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8ba8e" officeooo:paragraph-rsid="0018ba8e" style:font-size-asian="12pt" style:font-size-complex="12pt"/>
    </style:style>
    <style:style style:name="P3" style:family="paragraph" style:parent-style-name="Standard">
      <style:text-properties officeooo:rsid="0018ba8e" officeooo:paragraph-rsid="0018b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rner’s method</text:p>
      <text:h text:style-name="P2" text:outline-level="1"><text:bookmark text:name="firstHeading"/>Hadamard matrix</text:h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" svg:font-family="'Linux Libertine', Georgia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8:53:00.325729106</meta:creation-date>
    <dc:date>2020-11-02T20:07:46.557160359</dc:date>
    <meta:editing-duration>PT1H4M36S</meta:editing-duration>
    <meta:editing-cycles>1</meta:editing-cycles>
    <meta:document-statistic meta:table-count="0" meta:image-count="0" meta:object-count="0" meta:page-count="1" meta:paragraph-count="2" meta:word-count="4" meta:character-count="30" meta:non-whitespace-character-count="28"/>
    <meta:generator>LibreOffice/6.4.6.2$Linux_X86_64 LibreOffice_project/40$Build-2</meta:generator>
  </office:meta>
</office:document-meta>
</file>